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onfiguration.setUseJNDI( boolean useJND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Repository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Configuration.getRepository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setWorkspaceName( String 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getReposi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getJnd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setRepositoryPath( String repository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setConfigurationFile( String configur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isUseJND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setJndiName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setRepositoryName( String reposi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onfiguration.getConfiguratio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